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D10A8EBF0922CD4B.png" manifest:media-type="image/png"/>
  <manifest:file-entry manifest:full-path="Pictures/10004F4100000B2200000B22108A5D898124B60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8000" draw:marker-start-width="0.358cm" draw:marker-end-width="0.358cm" draw:fill-color="#33cc66" draw:textarea-horizontal-align="justify" draw:textarea-vertical-align="middle" draw:auto-grow-height="false" fo:min-height="1.546cm" fo:min-width="1.296cm" fo:padding-top="0.177cm" fo:padding-bottom="0.177cm" fo:padding-left="0.302cm" fo:padding-right="0.302cm" draw:shadow="hidden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 draw:fill-color="#800000"/>
    </style:style>
    <style:style style:name="gr4" style:family="graphic" style:parent-style-name="standard">
      <style:graphic-properties svg:stroke-width="0.106cm" svg:stroke-color="#dd4814" draw:marker-start-width="0.359cm" draw:marker-end-width="0.359cm" draw:fill-color="#ff9966" draw:textarea-horizontal-align="justify" draw:textarea-vertical-align="middle" draw:auto-grow-height="false" fo:min-height="1.546cm" fo:min-width="1.296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0000" draw:marker-start-width="0.359cm" draw:marker-end-width="0.359cm" draw:fill-color="#cd5c5c" draw:textarea-horizontal-align="justify" draw:textarea-vertical-align="middle" draw:auto-grow-height="false" fo:min-height="1.546cm" fo:min-width="1.296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46cm" fo:min-width="1.296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none" draw:fill="none" fo:min-height="1.528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fo:min-height="1.557cm"/>
    </style:style>
    <style:style style:name="gr12" style:family="graphic" style:parent-style-name="standard">
      <style:graphic-properties svg:stroke-color="#000000" draw:fill-color="#ffff99" draw:textarea-horizontal-align="justify" draw:textarea-vertical-align="middle" draw:auto-grow-height="false" fo:min-height="0.377cm" fo:min-width="1.792cm"/>
    </style:style>
    <style:style style:name="gr13" style:family="graphic" style:parent-style-name="objectwithoutfill">
      <style:graphic-properties draw:stroke="dash" draw:stroke-dash="Fine_20_Dashed" svg:stroke-color="#ff0000" draw:marker-end="Circle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fo:min-height="2.134cm"/>
    </style:style>
    <style:style style:name="gr15" style:family="graphic" style:parent-style-name="objectwithoutfill">
      <style:graphic-properties draw:stroke="none" draw:fill="none" fo:min-height="1.602cm"/>
    </style:style>
    <style:style style:name="gr16" style:family="graphic" style:parent-style-name="objectwithoutfill">
      <style:graphic-properties draw:stroke="none" draw:fill="none" fo:min-height="2.134cm"/>
    </style:style>
    <style:style style:name="gr17" style:family="graphic" style:parent-style-name="Object_20_with_20_no_20_fill_20_and_20_no_20_line">
      <style:graphic-properties draw:stroke="none" draw:fill="none" fo:min-height="0.713cm"/>
    </style:style>
    <style:style style:name="gr18" style:family="graphic" style:parent-style-name="Object_20_with_20_no_20_fill_20_and_20_no_20_line">
      <style:graphic-properties draw:stroke="none" draw:fill="none" fo:min-height="1.401cm"/>
    </style:style>
    <style:style style:name="gr1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dd481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0" style:family="graphic" style:parent-style-name="standard">
      <style:graphic-properties draw:stroke="none" draw:fill-color="#dd4814"/>
    </style:style>
    <style:style style:name="gr2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2" style:family="graphic" style:parent-style-name="standard">
      <style:graphic-properties draw:stroke="none" draw:fill-color="#008000"/>
    </style:style>
    <style:style style:name="gr2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0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4" style:family="graphic" style:parent-style-name="standard">
      <style:graphic-properties draw:stroke="none" draw:fill-color="#000080"/>
    </style:style>
    <style:style style:name="gr25" style:family="graphic" style:parent-style-name="objectwithoutfill">
      <style:graphic-properties draw:stroke="dash" draw:stroke-dash="Fine_20_Dashed" svg:stroke-color="#dd4814" draw:marker-end="Circle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008000" draw:marker-end="Circle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Fine_20_Dashed" svg:stroke-color="#000080" draw:marker-end="Circle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33cc66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9966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cd5c5c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/>
    </style:style>
    <style:style style:name="P12" style:family="paragraph">
      <style:paragraph-properties fo:text-align="center"/>
      <style:text-properties style:font-name="Bitstream Charter" fo:font-size="36pt"/>
    </style:style>
    <style:style style:name="P13" style:family="paragraph">
      <loext:graphic-properties draw:fill="none" draw:fill-color="#ffffff"/>
      <style:paragraph-properties fo:text-align="center"/>
      <style:text-properties style:font-name="Bitstream Charter" fo:font-size="36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54cm" svg:x="5.845cm" svg:y="5.84cm">
          <text:p text:style-name="P1"><text:span text:style-name="T1">REA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2" xml:id="id6" draw:id="id6" svg:width="1.27cm" svg:height="1.27cm" svg:x="23.309cm" svg:y="16.96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aw:custom-shape draw:style-name="gr4" draw:text-style-name="P3" xml:id="id2" draw:id="id2" draw:layer="layout" svg:width="2.54cm" svg:height="2.54cm" svg:x="17.275cm" svg:y="6.729cm">
          <text:p text:style-name="P1"><text:span text:style-name="T1">D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2.54cm" svg:height="2.54cm" svg:x="19.561cm" svg:y="14.349cm">
          <text:p text:style-name="P1"><text:span text:style-name="T1">F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54cm" svg:height="2.54cm" svg:x="7.75cm" svg:y="15.238cm">
          <text:p text:style-name="P1"><text:span text:style-name="T1">REA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8.013cm" svg:y1="6.212cm" svg:x2="18.545cm" svg:y2="6.729cm" draw:start-shape="id1" draw:start-glue-point="11" draw:end-shape="id2" draw:end-glue-point="4" svg:d="M8013 6212c0-1387 10532-1646 10532 517" svg:viewBox="0 0 10533 1593">
          <text:p text:style-name="P6"/>
        </draw:connector>
        <draw:connector draw:style-name="gr8" draw:text-style-name="P5" draw:layer="layout" draw:type="curve" svg:x1="19.815cm" svg:y1="7.999cm" svg:x2="21.729cm" svg:y2="14.721cm" draw:start-shape="id2" draw:start-glue-point="10" draw:end-shape="id3" draw:end-glue-point="11" svg:d="M19815 7999c1276 0 1914 2240 1914 6722" svg:viewBox="0 0 1915 6723">
          <text:p/>
        </draw:connector>
        <draw:connector draw:style-name="gr8" draw:text-style-name="P5" draw:layer="layout" draw:type="curve" svg:x1="20.831cm" svg:y1="16.889cm" svg:x2="9.918cm" svg:y2="17.406cm" draw:start-shape="id3" draw:start-glue-point="8" draw:end-shape="id4" draw:end-glue-point="9" svg:d="M20831 16889c0 2164-10913 1906-10913 517" svg:viewBox="0 0 10914 1594">
          <text:p/>
        </draw:connector>
        <draw:connector draw:style-name="gr8" draw:text-style-name="P5" draw:layer="layout" draw:type="curve" svg:x1="7.75cm" svg:y1="16.508cm" svg:x2="6.217cm" svg:y2="8.008cm" draw:start-shape="id4" draw:start-glue-point="6" draw:end-shape="id1" draw:end-glue-point="7" svg:d="M7750 16508c-1022 0-1533-2833-1533-8500" svg:viewBox="0 0 1534 8501">
          <text:p/>
        </draw:connector>
        <draw:frame draw:style-name="gr9" draw:text-style-name="P5" draw:layer="layout" svg:width="6.199cm" svg:height="1.778cm" svg:x="11.174cm" svg:y="3.459cm">
          <draw:text-box>
            <text:p text:style-name="P6">Trigger</text:p>
            <text:p text:style-name="P6">END_READY_PIN</text:p>
          </draw:text-box>
        </draw:frame>
        <draw:frame draw:style-name="gr10" draw:text-style-name="P6" draw:layer="layout" svg:width="1.078cm" svg:height="1.078cm" svg:x="11.371cm" svg:y="7.364cm">
          <draw:image xlink:href="Pictures/10004F4100000B2200000B22108A5D898124B602.svg" xlink:type="simple" xlink:show="embed" xlink:actuate="onLoad">
            <text:p text:style-name="P6"/>
          </draw:image>
          <draw:image xlink:href="Pictures/100002010000006C0000006CD10A8EBF0922CD4B.png" xlink:type="simple" xlink:show="embed" xlink:actuate="onLoad"/>
        </draw:frame>
        <draw:connector draw:style-name="gr8" draw:text-style-name="P5" draw:layer="layout" draw:type="curve" svg:x1="8.385cm" svg:y1="7.11cm" svg:x2="17.275cm" svg:y2="7.999cm" draw:start-shape="id1" draw:start-glue-point="10" draw:end-shape="id2" draw:end-glue-point="6" svg:d="M8385 7110c6667 0 2223 889 8890 889" svg:viewBox="0 0 8891 890">
          <text:p/>
        </draw:connector>
        <draw:frame draw:style-name="gr11" draw:text-style-name="P5" draw:layer="layout" svg:width="4.742cm" svg:height="1.807cm" svg:x="11.524cm" svg:y="7.77cm">
          <draw:text-box>
            <text:p text:style-name="P6">End Time</text:p>
            <text:p text:style-name="P6">READY_TIME</text:p>
          </draw:text-box>
        </draw:frame>
        <draw:connector draw:style-name="gr8" draw:text-style-name="P5" draw:layer="layout" draw:type="curve" svg:x1="2.397cm" svg:y1="8.874cm" svg:x2="5.845cm" svg:y2="7.11cm" draw:start-shape="id5" draw:start-glue-point="4" draw:end-shape="id1" draw:end-glue-point="6" svg:d="M2397 8874c0-1176 1149-1764 3448-1764" svg:viewBox="0 0 3449 1765">
          <text:p/>
        </draw:connector>
        <draw:custom-shape draw:style-name="gr12" draw:text-style-name="P7" xml:id="id5" draw:id="id5" draw:layer="layout" svg:width="2.54cm" svg:height="0.889cm" svg:x="1.127cm" svg:y="8.874cm">
          <text:p text:style-name="P6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5" draw:layer="layout" draw:type="curve" svg:x1="22.101cm" svg:y1="15.619cm" svg:x2="23.944cm" svg:y2="16.964cm" draw:start-shape="id3" draw:start-glue-point="10" draw:end-shape="id6" draw:end-glue-point="0" svg:d="M22101 15619c1229 0 1843 448 1843 1345" svg:viewBox="0 0 1844 1346">
          <text:p/>
        </draw:connector>
        <draw:connector draw:style-name="gr8" draw:text-style-name="P5" draw:layer="layout" draw:type="curve" svg:x1="18.545cm" svg:y1="9.269cm" svg:x2="20.831cm" svg:y2="14.349cm" draw:start-shape="id2" draw:start-glue-point="8" draw:end-shape="id3" draw:end-glue-point="4" svg:d="M18545 9269c0 3810 2286 1270 2286 5080" svg:viewBox="0 0 2287 5081">
          <text:p/>
        </draw:connector>
        <draw:frame draw:style-name="gr10" draw:text-style-name="P6" draw:layer="layout" svg:width="1.078cm" svg:height="1.078cm" svg:x="17.505cm" svg:y="10.906cm">
          <draw:image xlink:href="Pictures/10004F4100000B2200000B22108A5D898124B602.svg" xlink:type="simple" xlink:show="embed" xlink:actuate="onLoad">
            <text:p/>
          </draw:image>
          <draw:image xlink:href="Pictures/100002010000006C0000006CD10A8EBF0922CD4B.png" xlink:type="simple" xlink:show="embed" xlink:actuate="onLoad"/>
        </draw:frame>
        <draw:frame draw:style-name="gr14" draw:text-style-name="P5" draw:layer="layout" svg:width="4.977cm" svg:height="2.384cm" svg:x="16.073cm" svg:y="11.879cm">
          <draw:text-box>
            <text:p text:style-name="P6">End Time</text:p>
            <text:p text:style-name="P6">DELAY_TIME</text:p>
          </draw:text-box>
        </draw:frame>
        <draw:frame draw:style-name="gr9" draw:text-style-name="P9" draw:layer="layout" svg:width="5.969cm" svg:height="1.778cm" svg:x="21.542cm" svg:y="9.89cm">
          <draw:text-box>
            <text:p text:style-name="P8">Trigger</text:p>
            <text:p text:style-name="P8">END_DELAY_PIN</text:p>
          </draw:text-box>
        </draw:frame>
        <draw:frame draw:style-name="gr15" draw:text-style-name="P5" draw:layer="layout" svg:width="5.461cm" svg:height="1.852cm" svg:x="12.679cm" svg:y="18.452cm">
          <draw:text-box>
            <text:p text:style-name="P6">Trigger</text:p>
            <text:p text:style-name="P6">END_FIRE_PIN</text:p>
          </draw:text-box>
        </draw:frame>
        <draw:frame draw:style-name="gr16" draw:text-style-name="P11" draw:layer="layout" svg:width="6.223cm" svg:height="2.384cm" svg:x="0.5cm" svg:y="13.338cm">
          <draw:text-box>
            <text:p text:style-name="P10">Trigger <text:s/></text:p>
            <text:p text:style-name="P10">END_REARM_PIN</text:p>
          </draw:text-box>
        </draw:frame>
        <draw:connector draw:style-name="gr8" draw:text-style-name="P5" draw:layer="layout" draw:type="curve" svg:x1="19.561cm" svg:y1="15.619cm" svg:x2="10.29cm" svg:y2="16.508cm" draw:start-shape="id3" draw:start-glue-point="6" draw:end-shape="id4" draw:end-glue-point="10" svg:d="M19561 15619c-6952 0-2317 889-9271 889" svg:viewBox="0 0 9272 890">
          <text:p/>
        </draw:connector>
        <draw:frame draw:style-name="gr10" draw:text-style-name="P6" draw:layer="layout" svg:width="1.078cm" svg:height="1.078cm" svg:x="12.744cm" svg:y="15.224cm">
          <draw:image xlink:href="Pictures/10004F4100000B2200000B22108A5D898124B602.svg" xlink:type="simple" xlink:show="embed" xlink:actuate="onLoad">
            <text:p/>
          </draw:image>
          <draw:image xlink:href="Pictures/100002010000006C0000006CD10A8EBF0922CD4B.png" xlink:type="simple" xlink:show="embed" xlink:actuate="onLoad"/>
        </draw:frame>
        <draw:frame draw:style-name="gr17" draw:text-style-name="P5" draw:layer="layout" svg:width="4.21cm" svg:height="1.673cm" svg:x="13.414cm" svg:y="14.142cm">
          <draw:text-box>
            <text:p text:style-name="P6">End Time</text:p>
            <text:p text:style-name="P6">FIRE_TIME</text:p>
          </draw:text-box>
        </draw:frame>
        <draw:connector draw:style-name="gr8" draw:text-style-name="P5" draw:layer="layout" draw:type="curve" draw:line-skew="1.129cm" svg:x1="9.02cm" svg:y1="15.238cm" svg:x2="7.115cm" svg:y2="8.38cm" draw:start-shape="id4" draw:start-glue-point="4" draw:end-shape="id1" draw:end-glue-point="8" svg:d="M9020 15238c0-3450-1905-21-1905-6858" svg:viewBox="0 0 1906 6859">
          <text:p/>
        </draw:connector>
        <draw:frame draw:style-name="gr10" draw:text-style-name="P6" draw:layer="layout" svg:width="1.078cm" svg:height="1.078cm" svg:x="7.65cm" svg:y="10.906cm">
          <draw:image xlink:href="Pictures/10004F4100000B2200000B22108A5D898124B602.svg" xlink:type="simple" xlink:show="embed" xlink:actuate="onLoad">
            <text:p/>
          </draw:image>
          <draw:image xlink:href="Pictures/100002010000006C0000006CD10A8EBF0922CD4B.png" xlink:type="simple" xlink:show="embed" xlink:actuate="onLoad"/>
        </draw:frame>
        <draw:frame draw:style-name="gr18" draw:text-style-name="P5" draw:layer="layout" svg:width="4.869cm" svg:height="1.673cm" svg:x="7.669cm" svg:y="11.414cm">
          <draw:text-box>
            <text:p text:style-name="P6">End Time</text:p>
            <text:p text:style-name="P6">REARM_TIME</text:p>
          </draw:text-box>
        </draw:frame>
        <dr3d:scene draw:style-name="gr19" xml:id="id7" draw:id="id7" svg:width="1.27cm" svg:height="1.27cm" svg:x="21.701cm" svg:y="5.42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0" draw:layer="layout"/>
        </dr3d:scene>
        <dr3d:scene draw:style-name="gr21" xml:id="id8" draw:id="id8" svg:width="1.27cm" svg:height="1.27cm" svg:x="4.629cm" svg:y="3.5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2" draw:layer="layout"/>
        </dr3d:scene>
        <dr3d:scene draw:style-name="gr23" xml:id="id9" draw:id="id9" svg:width="1.27cm" svg:height="1.27cm" svg:x="5.699cm" svg:y="18.52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aw:connector draw:style-name="gr25" draw:text-style-name="P5" draw:layer="layout" draw:type="curve" svg:x1="19.443cm" svg:y1="7.101cm" svg:x2="21.701cm" svg:y2="6.056cm" draw:start-shape="id2" draw:start-glue-point="11" draw:end-shape="id7" draw:end-glue-point="3" svg:d="M19443 7101c2013 0 884-1045 2258-1045" svg:viewBox="0 0 2259 1046">
          <text:p/>
        </draw:connector>
        <draw:connector draw:style-name="gr26" draw:text-style-name="P5" draw:layer="layout" draw:type="curve" svg:x1="7.115cm" svg:y1="5.84cm" svg:x2="5.899cm" svg:y2="4.175cm" draw:start-shape="id1" draw:start-glue-point="4" draw:end-shape="id8" draw:end-glue-point="1" svg:d="M7115 5840c0-1110-405-1665-1216-1665" svg:viewBox="0 0 1217 1666">
          <text:p/>
        </draw:connector>
        <draw:connector draw:style-name="gr27" draw:text-style-name="P5" draw:layer="layout" draw:type="curve" svg:x1="8.122cm" svg:y1="17.406cm" svg:x2="6.334cm" svg:y2="18.526cm" draw:start-shape="id4" draw:start-glue-point="7" draw:end-shape="id9" draw:end-glue-point="0" svg:d="M8122 17406c-1192 0-1788 373-1788 1120" svg:viewBox="0 0 1789 1121">
          <text:p/>
        </draw:connector>
        <draw:frame draw:style-name="gr9" draw:text-style-name="P5" draw:layer="layout" svg:width="4.318cm" svg:height="1.778cm" svg:x="0.819cm" svg:y="3.921cm">
          <draw:text-box>
            <text:p text:style-name="P6">LED/Signal</text:p>
            <text:p text:style-name="P6">READY_PIN</text:p>
          </draw:text-box>
        </draw:frame>
        <draw:frame draw:style-name="gr9" draw:text-style-name="P5" draw:layer="layout" svg:width="4.318cm" svg:height="1.778cm" svg:x="22.471cm" svg:y="5.675cm">
          <draw:text-box>
            <text:p text:style-name="P6">LED/Signal</text:p>
            <text:p text:style-name="P6">DELAY_PIN</text:p>
          </draw:text-box>
        </draw:frame>
        <draw:frame draw:style-name="gr9" draw:text-style-name="P5" draw:layer="layout" svg:width="4.318cm" svg:height="1.778cm" svg:x="22.209cm" svg:y="18.099cm">
          <draw:text-box>
            <text:p text:style-name="P6">LED/Signal</text:p>
            <text:p text:style-name="P6">FIRE_PIN</text:p>
          </draw:text-box>
        </draw:frame>
        <draw:frame draw:style-name="gr9" draw:text-style-name="P5" draw:layer="layout" svg:width="4.318cm" svg:height="1.778cm" svg:x="1.889cm" svg:y="18.812cm">
          <draw:text-box>
            <text:p text:style-name="P6">LED/Signal</text:p>
            <text:p text:style-name="P6">REARM_PIN</text:p>
          </draw:text-box>
        </draw:frame>
        <draw:frame draw:style-name="gr28" draw:text-style-name="P13" draw:layer="layout" svg:width="25.94cm" svg:height="2.032cm" svg:x="1cm" svg:y="1cm">
          <draw:text-box>
            <text:p text:style-name="P12">People Detector State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08:29:21.895613539</meta:creation-date>
    <dc:date>2017-02-12T10:07:56.365025555</dc:date>
    <meta:editing-duration>PT4M25S</meta:editing-duration>
    <meta:editing-cycles>2</meta:editing-cycles>
    <meta:generator>LibreOffice/5.1.4.2$Linux_X86_64 LibreOffice_project/10m0$Build-2</meta:generator>
    <meta:document-statistic meta:object-count="43"/>
  </office:meta>
</office:document-meta>
</file>